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1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table:number-columns-spanned="7" table:number-rows-spanned="1">
            <text:p>SOLAMENTE UN NODO DE JBOSS o TOMCAT, EN WORKER1</text:p>
          </table:table-cell>
          <table:covered-table-cell table:number-columns-repeated="6"/>
          <table:table-cell table:number-columns-repeated="12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 - jbos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24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style-name="ce2" office:value-type="string">
            <text:p>Rendimiento total cache</text:p>
          </table:table-cell>
          <table:table-cell table:style-name="ce2" office:value-type="string">
            <text:p>Media total datos clusterizados cache</text:p>
          </table:table-cell>
          <table:table-cell table:style-name="ce2" office:value-type="string">
            <text:p>Media total datos sin clusterizar cache</text:p>
          </table:table-cell>
          <table:table-cell office:value-type="string">
            <text:p>Desviación estándar total datos clusterizados cache</text:p>
          </table:table-cell>
          <table:table-cell office:value-type="string">
            <text:p>Desviación estándar total datos sin clusterizar cache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5" table:formula="of:=SUM([.AG6]+[.AM6]+[.AS6])" office:value-type="float" office:value="40.8835318673255">
            <text:p>40,88</text:p>
          </table:table-cell>
          <table:table-cell table:style-name="ce5" table:formula="of:=AVERAGE([.AH6];[.AN6];[.AT6])" office:value-type="float" office:value="6.33333333333333">
            <text:p>6,33</text:p>
          </table:table-cell>
          <table:table-cell table:style-name="ce5" table:formula="of:=AVERAGE([.AI6];[.AO6];[.AU6])" office:value-type="float" office:value="16.25">
            <text:p>16,25</text:p>
          </table:table-cell>
          <table:table-cell table:style-name="ce5" table:formula="of:=AVERAGE([.AJ6];[.AP6];[.AV6])" office:value-type="float" office:value="4.74155978007067">
            <text:p>4,74</text:p>
          </table:table-cell>
          <table:table-cell table:style-name="ce5" table:formula="of:=AVERAGE([.AK6];[.AQ6];[.AW6])" office:value-type="float" office:value="18.7886312595571">
            <text:p>18,79</text:p>
          </table:table-cell>
          <table:table-cell table:style-name="ce2" office:value-type="string">
            <text:p>ST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4021708538523">
            <text:p>13,40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25">
            <text:p>15,25</text:p>
          </table:table-cell>
          <table:table-cell table:style-name="ce5" office:value-type="float" office:value="3.2621201788445">
            <text:p>3,26</text:p>
          </table:table-cell>
          <table:table-cell table:style-name="ce5" office:value-type="float" office:value="15.7853816036643">
            <text:p>15,79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6938570878644">
            <text:p>13,69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18">
            <text:p>18,00</text:p>
          </table:table-cell>
          <table:table-cell table:style-name="ce5" office:value-type="float" office:value="4.53390852693482">
            <text:p>4,53</text:p>
          </table:table-cell>
          <table:table-cell table:style-name="ce5" office:value-type="float" office:value="23.4138438180642">
            <text:p>23,41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875039256088">
            <text:p>13,79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5">
            <text:p>15,50</text:p>
          </table:table-cell>
          <table:table-cell table:style-name="ce5" office:value-type="float" office:value="6.42865063443269">
            <text:p>6,43</text:p>
          </table:table-cell>
          <table:table-cell table:style-name="ce5" office:value-type="float" office:value="17.1666683569429">
            <text:p>17,17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5" table:formula="of:=SUM([.AG7]+[.AM7]+[.AS7])" office:value-type="float" office:value="81.7120810296338">
            <text:p>81,71</text:p>
          </table:table-cell>
          <table:table-cell table:style-name="ce5" table:formula="of:=AVERAGE([.AH7];[.AN7];[.AT7])" office:value-type="float" office:value="7">
            <text:p>7,00</text:p>
          </table:table-cell>
          <table:table-cell table:style-name="ce5" table:formula="of:=AVERAGE([.AI7];[.AO7];[.AU7])" office:value-type="float" office:value="22.0833333333333">
            <text:p>22,08</text:p>
          </table:table-cell>
          <table:table-cell table:style-name="ce5" table:formula="of:=AVERAGE([.AJ7];[.AP7];[.AV7])" office:value-type="float" office:value="20.9423764253118">
            <text:p>20,94</text:p>
          </table:table-cell>
          <table:table-cell table:style-name="ce5" table:formula="of:=AVERAGE([.AK7];[.AQ7];[.AW7])" office:value-type="float" office:value="40.4897876795719">
            <text:p>40,49</text:p>
          </table:table-cell>
          <table:table-cell table:style-name="ce2" office:value-type="string">
            <text:p>ST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1469054789996">
            <text:p>27,1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9.8125">
            <text:p>19,81</text:p>
          </table:table-cell>
          <table:table-cell table:style-name="ce5" office:value-type="float" office:value="4.71001922739695">
            <text:p>4,71</text:p>
          </table:table-cell>
          <table:table-cell table:style-name="ce5" office:value-type="float" office:value="22.3289711178617">
            <text:p>22,3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9793068716295">
            <text:p>26,98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6.34921430741069">
            <text:p>6,35</text:p>
          </table:table-cell>
          <table:table-cell table:style-name="ce5" office:value-type="float" office:value="21.2814317388881">
            <text:p>21,28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5858686790047">
            <text:p>27,59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0625">
            <text:p>26,06</text:p>
          </table:table-cell>
          <table:table-cell table:style-name="ce5" office:value-type="float" office:value="51.7678957411279">
            <text:p>51,77</text:p>
          </table:table-cell>
          <table:table-cell table:style-name="ce5" office:value-type="float" office:value="77.8589601819659">
            <text:p>77,86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5" table:formula="of:=SUM([.AG8]+[.AM8]+[.AS8])" office:value-type="float" office:value="118.817525421065">
            <text:p>118,82</text:p>
          </table:table-cell>
          <table:table-cell table:style-name="ce5" table:formula="of:=AVERAGE([.AH8];[.AN8];[.AT8])" office:value-type="float" office:value="8.66666666666667">
            <text:p>8,67</text:p>
          </table:table-cell>
          <table:table-cell table:style-name="ce5" table:formula="of:=AVERAGE([.AI8];[.AO8];[.AU8])" office:value-type="float" office:value="19.3014705882353">
            <text:p>19,30</text:p>
          </table:table-cell>
          <table:table-cell table:style-name="ce5" table:formula="of:=AVERAGE([.AJ8];[.AP8];[.AV8])" office:value-type="float" office:value="9.43968485582126">
            <text:p>9,44</text:p>
          </table:table-cell>
          <table:table-cell table:style-name="ce5" table:formula="of:=AVERAGE([.AK8];[.AQ8];[.AW8])" office:value-type="float" office:value="13.539879371867">
            <text:p>13,54</text:p>
          </table:table-cell>
          <table:table-cell table:style-name="ce2" office:value-type="string">
            <text:p>ST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5330994535647">
            <text:p>39,53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18.5294117647059">
            <text:p>18,53</text:p>
          </table:table-cell>
          <table:table-cell table:style-name="ce5" office:value-type="float" office:value="8.48369584446578">
            <text:p>8,48</text:p>
          </table:table-cell>
          <table:table-cell table:style-name="ce5" office:value-type="float" office:value="12.9636706386204">
            <text:p>12,96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7530141233207">
            <text:p>38,75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20.375">
            <text:p>20,38</text:p>
          </table:table-cell>
          <table:table-cell table:style-name="ce5" office:value-type="float" office:value="9.94959655456639">
            <text:p>9,95</text:p>
          </table:table-cell>
          <table:table-cell table:style-name="ce5" office:value-type="float" office:value="16.0505158916624">
            <text:p>16,0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314118441792">
            <text:p>40,53</text:p>
          </table:table-cell>
          <table:table-cell table:style-name="ce5" office:value-type="float" office:value="9">
            <text:p>9,00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9.88576216843161">
            <text:p>9,89</text:p>
          </table:table-cell>
          <table:table-cell table:style-name="ce5" office:value-type="float" office:value="11.6054515853183">
            <text:p>11,61</text:p>
          </table:table-cell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 office:value-type="string">
            <text:p>ST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000">
            <text:p>1000</text:p>
          </table:table-cell>
          <table:table-cell table:style-name="ce5" office:value-type="float" office:value="123.126384103016">
            <text:p>123,13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75">
            <text:p>22,75</text:p>
          </table:table-cell>
          <table:table-cell table:style-name="ce5" office:value-type="float" office:value="23.1664696643662">
            <text:p>23,17</text:p>
          </table:table-cell>
          <table:table-cell table:style-name="ce5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5" office:value-type="float" office:value="126.052406287914">
            <text:p>126,05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26.75">
            <text:p>26,75</text:p>
          </table:table-cell>
          <table:table-cell table:style-name="ce5" office:value-type="float" office:value="25.0228937648981">
            <text:p>25,02</text:p>
          </table:table-cell>
          <table:table-cell table:style-name="ce5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5" office:value-type="float" office:value="129.718043419512">
            <text:p>129,72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200">
            <text:p>1200</text:p>
          </table:table-cell>
          <table:table-cell table:style-name="ce5" office:value-type="float" office:value="148.233550193527">
            <text:p>148,2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9.125">
            <text:p>29,13</text:p>
          </table:table-cell>
          <table:table-cell table:style-name="ce5" office:value-type="float" office:value="13.9134362518155">
            <text:p>13,91</text:p>
          </table:table-cell>
          <table:table-cell table:style-name="ce5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5" office:value-type="float" office:value="148.656158649156">
            <text:p>148,66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37.75">
            <text:p>37,75</text:p>
          </table:table-cell>
          <table:table-cell table:style-name="ce5" office:value-type="float" office:value="107.569390075208">
            <text:p>107,57</text:p>
          </table:table-cell>
          <table:table-cell table:style-name="ce5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5" office:value-type="float" office:value="150.235264250615">
            <text:p>150,24</text:p>
          </table:table-cell>
          <table:table-cell table:style-name="ce5" office:value-type="float" office:value="8">
            <text:p>8,00</text:p>
          </table:table-cell>
          <table:table-cell table:style-name="ce5"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117.695873102673">
            <text:p>117,70</text:p>
          </table:table-cell>
          <table:table-cell table:style-name="ce5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  <table:table-cell table:number-columns-repeated="21"/>
        </table:table-row>
        <table:table-row table:style-name="ro1">
          <table:table-cell table:style-name="ce2"/>
          <table:table-cell table:number-columns-repeated="18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4.5387115774777">
            <text:p>54,54</text:p>
          </table:table-cell>
          <table:table-cell table:style-name="ce5" office:value-type="float" office:value="234">
            <text:p>234,00</text:p>
          </table:table-cell>
          <table:table-cell table:style-name="ce5"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1847447291671">
            <text:p>55,18</text:p>
          </table:table-cell>
          <table:table-cell table:style-name="ce5" office:value-type="float" office:value="236">
            <text:p>236,00</text:p>
          </table:table-cell>
          <table:table-cell table:style-name="ce5"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55.9293500450231">
            <text:p>55,93</text:p>
          </table:table-cell>
          <table:table-cell table:style-name="ce5" office:value-type="float" office:value="237">
            <text:p>237,00</text:p>
          </table:table-cell>
          <table:table-cell table:style-name="ce5" office:value-type="float" office:value="276.573510761081">
            <text:p>276,57</text:p>
          </table:table-cell>
          <table:table-cell table:style-name="ce4" table:formula="of:=[.B30]+[.F30]+[.J30]" office:value-type="float" office:value="1500">
            <text:p>1500</text:p>
          </table:table-cell>
          <table:table-cell table:style-name="ce5" table:formula="of:=[.C30]+[.G30]+[.K30]" office:value-type="float" office:value="165.652806351668">
            <text:p>165,65</text:p>
          </table:table-cell>
          <table:table-cell table:style-name="ce5" table:formula="of:=AVERAGE([.D30];[.H30];[.L30])" office:value-type="float" office:value="235.666666666667">
            <text:p>235,67</text:p>
          </table:table-cell>
          <table:table-cell table:style-name="ce5"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93363361014">
            <text:p>67,06</text:p>
          </table:table-cell>
          <table:table-cell table:style-name="ce5" office:value-type="float" office:value="271">
            <text:p>271,00</text:p>
          </table:table-cell>
          <table:table-cell table:style-name="ce5"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6.1541557213697">
            <text:p>66,15</text:p>
          </table:table-cell>
          <table:table-cell table:style-name="ce5" office:value-type="float" office:value="280">
            <text:p>280,00</text:p>
          </table:table-cell>
          <table:table-cell table:style-name="ce5"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table:style-name="ce5" office:value-type="float" office:value="67.0589615919797">
            <text:p>67,06</text:p>
          </table:table-cell>
          <table:table-cell table:style-name="ce5" office:value-type="float" office:value="270">
            <text:p>270,00</text:p>
          </table:table-cell>
          <table:table-cell table:style-name="ce5" office:value-type="float" office:value="680.466453285415">
            <text:p>680,47</text:p>
          </table:table-cell>
          <table:table-cell table:style-name="ce4" table:formula="of:=[.B31]+[.F31]+[.J31]" office:value-type="float" office:value="1800">
            <text:p>1800</text:p>
          </table:table-cell>
          <table:table-cell table:style-name="ce5" table:formula="of:=[.C31]+[.G31]+[.K31]" office:value-type="float" office:value="200.272453649451">
            <text:p>200,27</text:p>
          </table:table-cell>
          <table:table-cell table:style-name="ce5" table:formula="of:=AVERAGE([.D31];[.H31];[.L31])" office:value-type="float" office:value="273.666666666667">
            <text:p>273,67</text:p>
          </table:table-cell>
          <table:table-cell table:style-name="ce5"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2.142800271098">
            <text:p>62,14</text:p>
          </table:table-cell>
          <table:table-cell table:style-name="ce5" office:value-type="float" office:value="4142">
            <text:p>4.142,00</text:p>
          </table:table-cell>
          <table:table-cell table:style-name="ce5"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3100471066319">
            <text:p>63,31</text:p>
          </table:table-cell>
          <table:table-cell table:style-name="ce5" office:value-type="float" office:value="4144">
            <text:p>4.144,00</text:p>
          </table:table-cell>
          <table:table-cell table:style-name="ce5"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63.9666094298776">
            <text:p>63,97</text:p>
          </table:table-cell>
          <table:table-cell table:style-name="ce5" office:value-type="float" office:value="4147">
            <text:p>4.147,00</text:p>
          </table:table-cell>
          <table:table-cell table:style-name="ce5" office:value-type="float" office:value="2850.2808573743">
            <text:p>2.850,28</text:p>
          </table:table-cell>
          <table:table-cell table:style-name="ce4" table:formula="of:=[.B32]+[.F32]+[.J32]" office:value-type="float" office:value="2400">
            <text:p>2400</text:p>
          </table:table-cell>
          <table:table-cell table:style-name="ce5" table:formula="of:=[.C32]+[.G32]+[.K32]" office:value-type="float" office:value="189.419456807608">
            <text:p>189,42</text:p>
          </table:table-cell>
          <table:table-cell table:style-name="ce5" table:formula="of:=AVERAGE([.D32];[.H32];[.L32])" office:value-type="float" office:value="4144.33333333333">
            <text:p>4.144,33</text:p>
          </table:table-cell>
          <table:table-cell table:style-name="ce5"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5722652434939">
            <text:p>64,57</text:p>
          </table:table-cell>
          <table:table-cell table:style-name="ce5" office:value-type="float" office:value="6799">
            <text:p>6.799,00</text:p>
          </table:table-cell>
          <table:table-cell table:style-name="ce5"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4.4880455285602">
            <text:p>64,49</text:p>
          </table:table-cell>
          <table:table-cell table:style-name="ce5" office:value-type="float" office:value="6801">
            <text:p>6.801,00</text:p>
          </table:table-cell>
          <table:table-cell table:style-name="ce5"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5.0084104631037">
            <text:p>65,01</text:p>
          </table:table-cell>
          <table:table-cell table:style-name="ce5" office:value-type="float" office:value="6828">
            <text:p>6.828,00</text:p>
          </table:table-cell>
          <table:table-cell table:style-name="ce5" office:value-type="float" office:value="4679.64194175098">
            <text:p>4.679,64</text:p>
          </table:table-cell>
          <table:table-cell table:style-name="ce4" table:formula="of:=[.B33]+[.F33]+[.J33]" office:value-type="float" office:value="3000">
            <text:p>3000</text:p>
          </table:table-cell>
          <table:table-cell table:style-name="ce5" table:formula="of:=[.C33]+[.G33]+[.K33]" office:value-type="float" office:value="194.068721235158">
            <text:p>194,07</text:p>
          </table:table-cell>
          <table:table-cell table:style-name="ce5" table:formula="of:=AVERAGE([.D33];[.H33];[.L33])" office:value-type="float" office:value="6809.33333333333">
            <text:p>6.809,33</text:p>
          </table:table-cell>
          <table:table-cell table:style-name="ce5"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5079940223956">
            <text:p>65,51</text:p>
          </table:table-cell>
          <table:table-cell table:style-name="ce5" office:value-type="float" office:value="9393">
            <text:p>9.393,00</text:p>
          </table:table-cell>
          <table:table-cell table:style-name="ce5"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5.3561843970279">
            <text:p>65,36</text:p>
          </table:table-cell>
          <table:table-cell table:style-name="ce5" office:value-type="float" office:value="9445">
            <text:p>9.445,00</text:p>
          </table:table-cell>
          <table:table-cell table:style-name="ce5"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table:style-name="ce5" office:value-type="float" office:value="64.3632662748553">
            <text:p>64,36</text:p>
          </table:table-cell>
          <table:table-cell table:style-name="ce5" office:value-type="float" office:value="9417">
            <text:p>9.417,00</text:p>
          </table:table-cell>
          <table:table-cell table:style-name="ce5" office:value-type="float" office:value="6233.03156204448">
            <text:p>6.233,03</text:p>
          </table:table-cell>
          <table:table-cell table:style-name="ce4" table:formula="of:=[.B34]+[.F34]+[.J34]" office:value-type="float" office:value="3600">
            <text:p>3600</text:p>
          </table:table-cell>
          <table:table-cell table:style-name="ce5" table:formula="of:=[.C34]+[.G34]+[.K34]" office:value-type="float" office:value="195.227444694279">
            <text:p>195,23</text:p>
          </table:table-cell>
          <table:table-cell table:style-name="ce5" table:formula="of:=AVERAGE([.D34];[.H34];[.L34])" office:value-type="float" office:value="9418.33333333334">
            <text:p>9.418,33</text:p>
          </table:table-cell>
          <table:table-cell table:style-name="ce5"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7.3195865134826">
            <text:p>67,32</text:p>
          </table:table-cell>
          <table:table-cell table:style-name="ce5" office:value-type="float" office:value="12142">
            <text:p>12.142,00</text:p>
          </table:table-cell>
          <table:table-cell table:style-name="ce5"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4.9769563865386">
            <text:p>64,98</text:p>
          </table:table-cell>
          <table:table-cell table:style-name="ce5" office:value-type="float" office:value="12509">
            <text:p>12.509,00</text:p>
          </table:table-cell>
          <table:table-cell table:style-name="ce5"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table:style-name="ce5" office:value-type="float" office:value="66.4736556593415">
            <text:p>66,47</text:p>
          </table:table-cell>
          <table:table-cell table:style-name="ce5" office:value-type="float" office:value="12147">
            <text:p>12.147,00</text:p>
          </table:table-cell>
          <table:table-cell table:style-name="ce5" office:value-type="float" office:value="7598.21694596236">
            <text:p>7.598,22</text:p>
          </table:table-cell>
          <table:table-cell table:style-name="ce4" table:formula="of:=[.B35]+[.F35]+[.J35]" office:value-type="float" office:value="4200">
            <text:p>4200</text:p>
          </table:table-cell>
          <table:table-cell table:style-name="ce5" table:formula="of:=[.C35]+[.G35]+[.K35]" office:value-type="float" office:value="198.770198559363">
            <text:p>198,77</text:p>
          </table:table-cell>
          <table:table-cell table:style-name="ce5" table:formula="of:=AVERAGE([.D35];[.H35];[.L35])" office:value-type="float" office:value="12266">
            <text:p>12.266,00</text:p>
          </table:table-cell>
          <table:table-cell table:style-name="ce5"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29"/>
        </table:table-row>
        <table:table-row table:style-name="ro1">
          <table:table-cell table:style-name="ce2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/>
          <table:table-cell table:style-name="ce2" table:number-columns-repeated="3"/>
          <table:table-cell table:number-columns-repeated="33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3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4533736296056">
            <text:p>32,45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2446094912011">
            <text:p>31,24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1.877907613839">
            <text:p>31,88</text:p>
          </table:table-cell>
          <table:table-cell table:style-name="ce5" office:value-type="float" office:value="12">
            <text:p>12,00</text:p>
          </table:table-cell>
          <table:table-cell table:style-name="ce5" office:value-type="float" office:value="17.1265804468274">
            <text:p>17,13</text:p>
          </table:table-cell>
          <table:table-cell table:style-name="ce4" table:formula="of:=[.B41]+[.J41]+[.F41]" office:value-type="float" office:value="900">
            <text:p>900</text:p>
          </table:table-cell>
          <table:table-cell table:style-name="ce5" table:formula="of:=[.C41]+[.G41]+[.K41]" office:value-type="float" office:value="95.5758907346457">
            <text:p>95,58</text:p>
          </table:table-cell>
          <table:table-cell table:style-name="ce5" table:formula="of:=AVERAGE([.D41];[.H41];[.L41])" office:value-type="float" office:value="12.3333333333333">
            <text:p>12,33</text:p>
          </table:table-cell>
          <table:table-cell table:style-name="ce5"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9.6500352667418">
            <text:p>89,65</text:p>
          </table:table-cell>
          <table:table-cell table:style-name="ce5" office:value-type="float" office:value="79">
            <text:p>79,00</text:p>
          </table:table-cell>
          <table:table-cell table:style-name="ce5"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2.3681335724979">
            <text:p>32,37</text:p>
          </table:table-cell>
          <table:table-cell table:style-name="ce5" office:value-type="float" office:value="86">
            <text:p>86,00</text:p>
          </table:table-cell>
          <table:table-cell table:style-name="ce5"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87.8626758061077">
            <text:p>87,86</text:p>
          </table:table-cell>
          <table:table-cell table:style-name="ce5" office:value-type="float" office:value="90">
            <text:p>90,00</text:p>
          </table:table-cell>
          <table:table-cell table:style-name="ce5" office:value-type="float" office:value="524.88991430021">
            <text:p>524,89</text:p>
          </table:table-cell>
          <table:table-cell table:style-name="ce4" table:formula="of:=[.B42]+[.J42]+[.F42]" office:value-type="float" office:value="2000">
            <text:p>2000</text:p>
          </table:table-cell>
          <table:table-cell table:style-name="ce5" table:formula="of:=[.C42]+[.G42]+[.K42]" office:value-type="float" office:value="209.880844645347">
            <text:p>209,88</text:p>
          </table:table-cell>
          <table:table-cell table:style-name="ce5" table:formula="of:=AVERAGE([.D42];[.H42];[.L42])" office:value-type="float" office:value="85">
            <text:p>85,00</text:p>
          </table:table-cell>
          <table:table-cell table:style-name="ce5"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29"/>
        </table:table-row>
        <table:table-row table:style-name="ro1">
          <table:table-cell table:number-columns-repeated="49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3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>
          <table:table-cell table:style-name="ce2"/>
          <table:table-cell table:number-columns-repeated="12"/>
          <table:table-cell table:style-name="ce4"/>
          <table:table-cell table:style-name="ce5" table:number-columns-repeated="3"/>
          <table:table-cell table:style-name="ce4" table:number-columns-repeated="2"/>
          <table:table-cell table:number-columns-repeated="30"/>
        </table:table-row>
        <table:table-row table:style-name="ro1" table:number-rows-repeated="1048525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gráficos - jboss" table:style-name="ta1">
        <table:shapes>
          <draw:frame draw:z-index="0" draw:style-name="gr1" svg:width="33.122cm" svg:height="18.619cm" svg:x="0.001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resultados - terracotta" table:style-name="ta1">
        <table:table-column table:style-name="co12" table:default-cell-style-name="ce2"/>
        <table:table-column table:style-name="co12" table:default-cell-style-name="ce4"/>
        <table:table-column table:style-name="co12" table:number-columns-repeated="5" table:default-cell-style-name="ce5"/>
        <table:table-column table:style-name="co12" table:default-cell-style-name="Default"/>
        <table:table-column table:style-name="co12" table:number-columns-repeated="5" table:default-cell-style-name="ce5"/>
        <table:table-column table:style-name="co12" table:default-cell-style-name="ce4"/>
        <table:table-column table:style-name="co12" table:number-columns-repeated="3" table:default-cell-style-name="ce5"/>
        <table:table-column table:style-name="co12" table:number-columns-repeated="32" table:default-cell-style-name="Default"/>
        <table:table-row table:style-name="ro4"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3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ce2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table:number-columns-spanned="2" table:number-rows-spanned="1"/>
          <table:covered-table-cell/>
          <table:table-cell table:number-columns-repeated="19"/>
        </table:table-row>
        <table:table-row table:style-name="ro4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4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4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7"/>
          <table:table-cell table:style-name="ce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6" table:number-rows-spanned="1"/>
          <table:covered-table-cell table:number-columns-repeated="3" table:style-name="ce2"/>
          <table:covered-table-cell table:number-columns-repeated="2"/>
          <table:table-cell table:style-name="ce3" table:number-columns-spanned="4" table:number-rows-spanned="1"/>
          <table:covered-table-cell table:number-columns-repeated="3" table:style-name="ce2"/>
          <table:table-cell table:number-columns-repeated="2"/>
        </table:table-row>
        <table:table-row table:style-name="ro4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5"/>
          <table:table-cell table:style-name="ce2" table:number-columns-repeated="5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4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table:number-columns-repeated="5"/>
          <table:table-cell table:style-name="ce4"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style-name="Default"/>
          <table:table-cell table:number-columns-repeated="2"/>
          <table:table-cell table:number-columns-repeated="2" table:style-name="ce5"/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N6]" office:value-type="float" office:value="100">
            <text:p>100,00</text:p>
          </table:table-cell>
          <table:table-cell table:style-name="ce5" table:formula="of:=AVERAGE([.D6];[.J6];[.P6])" office:value-type="float" office:value="0">
            <text:p>#DIV/0!</text:p>
          </table:table-cell>
          <table:table-cell table:style-name="ce5" table:formula="of:=AVERAGE([.E6];[.K6];[.Q6])" office:value-type="float" office:value="0">
            <text:p>#DIV/0!</text:p>
          </table:table-cell>
          <table:table-cell table:style-name="ce5" table:formula="of:=AVERAGE([.F6];[.L6];[.R6])" office:value-type="float" office:value="0">
            <text:p>#DIV/0!</text:p>
          </table:table-cell>
          <table:table-cell table:style-name="ce5" table:formula="of:=AVERAGE([.G6];[.M6];[.S6])" office:value-type="float" office:value="0">
            <text:p>#DIV/0!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table:number-columns-repeated="5"/>
          <table:table-cell table:style-name="ce4"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Default"/>
          <table:table-cell table:number-columns-repeated="2"/>
          <table:table-cell table:number-columns-repeated="2" table:style-name="ce5"/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N7]" office:value-type="float" office:value="200">
            <text:p>200,00</text:p>
          </table:table-cell>
          <table:table-cell table:style-name="ce5" table:formula="of:=AVERAGE([.D7];[.J7];[.P7])" office:value-type="float" office:value="0">
            <text:p>#DIV/0!</text:p>
          </table:table-cell>
          <table:table-cell table:style-name="ce5" table:formula="of:=AVERAGE([.E7];[.K7];[.Q7])" office:value-type="float" office:value="0">
            <text:p>#DIV/0!</text:p>
          </table:table-cell>
          <table:table-cell table:style-name="ce5" table:formula="of:=AVERAGE([.F7];[.L7];[.R7])" office:value-type="float" office:value="0">
            <text:p>#DIV/0!</text:p>
          </table:table-cell>
          <table:table-cell table:style-name="ce5" table:formula="of:=AVERAGE([.G7];[.M7];[.S7])" office:value-type="float" office:value="0">
            <text:p>#DIV/0!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table:number-columns-repeated="3"/>
          <table:table-cell/>
          <table:table-cell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style-name="Default"/>
          <table:table-cell table:number-columns-repeated="2"/>
          <table:table-cell table:number-columns-repeated="2" table:style-name="ce5"/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N8]" office:value-type="float" office:value="300">
            <text:p>300,00</text:p>
          </table:table-cell>
          <table:table-cell table:style-name="ce5" table:formula="of:=AVERAGE([.D8];[.J8];[.P8])" office:value-type="float" office:value="0">
            <text:p>#DIV/0!</text:p>
          </table:table-cell>
          <table:table-cell table:style-name="ce5" table:formula="of:=AVERAGE([.E8];[.K8];[.Q8])" office:value-type="float" office:value="0">
            <text:p>#DIV/0!</text:p>
          </table:table-cell>
          <table:table-cell table:style-name="ce5" table:formula="of:=AVERAGE([.G8];[.L8];[.R8])" office:value-type="float" office:value="0">
            <text:p>#DIV/0!</text:p>
          </table:table-cell>
          <table:table-cell table:style-name="ce5" table:formula="of:=AVERAGE([.G8];[.M8];[.S8])" office:value-type="float" office:value="0">
            <text:p>#DIV/0!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  <table:table-cell table:number-columns-repeated="2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/>
          <table:table-cell table:style-name="ce5" table:number-columns-repeated="5"/>
          <table:table-cell/>
          <table:table-cell table:style-name="ce5" table:number-columns-repeated="5"/>
          <table:table-cell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Default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5"/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4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4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4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4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6"/>
        </table:table-row>
        <table:table-row table:style-name="ro4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4"/>
        </table:table-row>
        <table:table-row table:style-name="ro4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9488147659284">
            <text:p>38,95</text:p>
          </table:table-cell>
          <table:table-cell office:value-type="float" office:value="2">
            <text:p>2,00</text:p>
          </table:table-cell>
          <table:table-cell office:value-type="float" office:value="14">
            <text:p>14,00</text:p>
          </table:table-cell>
          <table:table-cell office:value-type="float" office:value="1.64938351277749">
            <text:p>1,65</text:p>
          </table:table-cell>
          <table:table-cell office:value-type="float" office:value="5.9202382961497">
            <text:p>5,92</text:p>
          </table:table-cell>
          <table:table-cell table:style-name="ce4" office:value-type="float" office:value="300">
            <text:p>300</text:p>
          </table:table-cell>
          <table:table-cell office:value-type="float" office:value="37.3507913698921">
            <text:p>37,35</text:p>
          </table:table-cell>
          <table:table-cell office:value-type="float" office:value="3">
            <text:p>3,00</text:p>
          </table:table-cell>
          <table:table-cell office:value-type="float" office:value="15.75">
            <text:p>15,75</text:p>
          </table:table-cell>
          <table:table-cell office:value-type="float" office:value="5.38327554148546">
            <text:p>5,38</text:p>
          </table:table-cell>
          <table:table-cell office:value-type="float" office:value="11.4112382325282">
            <text:p>11,41</text:p>
          </table:table-cell>
          <table:table-cell office:value-type="float" office:value="300">
            <text:p>300</text:p>
          </table:table-cell>
          <table:table-cell office:value-type="float" office:value="38.7699862869123">
            <text:p>38,77</text:p>
          </table:table-cell>
          <table:table-cell office:value-type="float" office:value="2">
            <text:p>2,00</text:p>
          </table:table-cell>
          <table:table-cell office:value-type="float" office:value="14.5">
            <text:p>14,50</text:p>
          </table:table-cell>
          <table:table-cell table:style-name="ce5" office:value-type="float" office:value="1.72369602687236">
            <text:p>1,72</text:p>
          </table:table-cell>
          <table:table-cell table:style-name="ce5" office:value-type="float" office:value="6.85601649213069">
            <text:p>6,86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5.069592422733">
            <text:p>115,07</text:p>
          </table:table-cell>
          <table:table-cell table:style-name="ce5" table:formula="of:=AVERAGE([.D18];[.J18];[.P18])" office:value-type="float" office:value="2.33333333333333">
            <text:p>2,33</text:p>
          </table:table-cell>
          <table:table-cell table:style-name="ce5" table:formula="of:=AVERAGE([.E18];[.K18];[.Q18])" office:value-type="float" office:value="14.75">
            <text:p>14,75</text:p>
          </table:table-cell>
          <table:table-cell table:style-name="ce5" table:formula="of:=AVERAGE([.F18];[.L18];[.R18])" office:value-type="float" office:value="2.9187850270451">
            <text:p>2,92</text:p>
          </table:table-cell>
          <table:table-cell table:style-name="ce5" table:formula="of:=AVERAGE([.G18];[.M18];[.S18])" office:value-type="float" office:value="8.06249767360286">
            <text:p>8,06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  <table:table-cell table:number-columns-repeated="21"/>
        </table:table-row>
        <table:table-row table:style-name="ro4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4.845507061653">
            <text:p>104,85</text:p>
          </table:table-cell>
          <table:table-cell office:value-type="float" office:value="2">
            <text:p>2,00</text:p>
          </table:table-cell>
          <table:table-cell office:value-type="float" office:value="19.375">
            <text:p>19,38</text:p>
          </table:table-cell>
          <table:table-cell office:value-type="float" office:value="3.36543318843916">
            <text:p>3,37</text:p>
          </table:table-cell>
          <table:table-cell office:value-type="float" office:value="10.2630856564718">
            <text:p>10,26</text:p>
          </table:table-cell>
          <table:table-cell table:style-name="ce4" office:value-type="float" office:value="300">
            <text:p>300</text:p>
          </table:table-cell>
          <table:table-cell office:value-type="float" office:value="38.5338580598202">
            <text:p>38,53</text:p>
          </table:table-cell>
          <table:table-cell office:value-type="float" office:value="3">
            <text:p>3,00</text:p>
          </table:table-cell>
          <table:table-cell office:value-type="float" office:value="20.625">
            <text:p>20,63</text:p>
          </table:table-cell>
          <table:table-cell office:value-type="float" office:value="5.82054822673279">
            <text:p>5,82</text:p>
          </table:table-cell>
          <table:table-cell office:value-type="float" office:value="11.748251641352">
            <text:p>11,75</text:p>
          </table:table-cell>
          <table:table-cell office:value-type="float" office:value="850">
            <text:p>850</text:p>
          </table:table-cell>
          <table:table-cell office:value-type="float" office:value="109.93689406718">
            <text:p>109,94</text:p>
          </table:table-cell>
          <table:table-cell office:value-type="float" office:value="3">
            <text:p>3,00</text:p>
          </table:table-cell>
          <table:table-cell office:value-type="float" office:value="20">
            <text:p>20,00</text:p>
          </table:table-cell>
          <table:table-cell table:style-name="ce5" office:value-type="float" office:value="3.54318299501439">
            <text:p>3,54</text:p>
          </table:table-cell>
          <table:table-cell table:style-name="ce5" office:value-type="float" office:value="10.0887930966125">
            <text:p>10,09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3.316259188653">
            <text:p>253,32</text:p>
          </table:table-cell>
          <table:table-cell table:style-name="ce5" table:formula="of:=AVERAGE([.D19];[.J19];[.P19])" office:value-type="float" office:value="2.66666666666667">
            <text:p>2,67</text:p>
          </table:table-cell>
          <table:table-cell table:style-name="ce5" table:formula="of:=AVERAGE([.E19];[.K19];[.Q19])" office:value-type="float" office:value="20">
            <text:p>20,00</text:p>
          </table:table-cell>
          <table:table-cell table:style-name="ce5" table:formula="of:=AVERAGE([.F19];[.L19];[.R19])" office:value-type="float" office:value="4.24305480339545">
            <text:p>4,24</text:p>
          </table:table-cell>
          <table:table-cell table:style-name="ce5" table:formula="of:=AVERAGE([.G19];[.M19];[.S19])" office:value-type="float" office:value="10.7000434648121">
            <text:p>10,70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  <table:table-cell table:number-columns-repeated="21"/>
        </table:table-row>
        <table:table-row table:style-name="ro4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7.997724484898">
            <text:p>128,00</text:p>
          </table:table-cell>
          <table:table-cell office:value-type="float" office:value="3">
            <text:p>3,00</text:p>
          </table:table-cell>
          <table:table-cell office:value-type="float" office:value="25.5">
            <text:p>25,50</text:p>
          </table:table-cell>
          <table:table-cell office:value-type="float" office:value="4.84376540455615">
            <text:p>4,84</text:p>
          </table:table-cell>
          <table:table-cell office:value-type="float" office:value="14.8905229912918">
            <text:p>14,89</text:p>
          </table:table-cell>
          <table:table-cell office:value-type="float" office:value="600">
            <text:p>600</text:p>
          </table:table-cell>
          <table:table-cell office:value-type="float" office:value="76.4647784114442">
            <text:p>76,46</text:p>
          </table:table-cell>
          <table:table-cell office:value-type="float" office:value="4">
            <text:p>4,00</text:p>
          </table:table-cell>
          <table:table-cell office:value-type="float" office:value="27.25">
            <text:p>27,25</text:p>
          </table:table-cell>
          <table:table-cell office:value-type="float" office:value="7.10726134941504">
            <text:p>7,11</text:p>
          </table:table-cell>
          <table:table-cell office:value-type="float" office:value="21.7959822795791">
            <text:p>21,80</text:p>
          </table:table-cell>
          <table:table-cell table:style-name="Default" office:value-type="float" office:value="1000">
            <text:p>1000</text:p>
          </table:table-cell>
          <table:table-cell office:value-type="float" office:value="126.268826331259">
            <text:p>126,27</text:p>
          </table:table-cell>
          <table:table-cell office:value-type="float" office:value="4">
            <text:p>4,00</text:p>
          </table:table-cell>
          <table:table-cell office:value-type="float" office:value="26.125">
            <text:p>26,13</text:p>
          </table:table-cell>
          <table:table-cell table:style-name="ce5" office:value-type="float" office:value="5.02290631781044">
            <text:p>5,02</text:p>
          </table:table-cell>
          <table:table-cell table:style-name="ce5" office:value-type="float" office:value="14.990652282239">
            <text:p>14,99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30.731329227601">
            <text:p>330,73</text:p>
          </table:table-cell>
          <table:table-cell table:style-name="ce5" table:formula="of:=AVERAGE([.D20];[.J20];[.P20])" office:value-type="float" office:value="3.66666666666667">
            <text:p>3,67</text:p>
          </table:table-cell>
          <table:table-cell table:style-name="ce5" table:formula="of:=AVERAGE([.E20];[.K20];[.Q20])" office:value-type="float" office:value="26.2916666666667">
            <text:p>26,29</text:p>
          </table:table-cell>
          <table:table-cell table:style-name="ce5" table:formula="of:=AVERAGE([.F20];[.L20];[.R20])" office:value-type="float" office:value="5.65797769059388">
            <text:p>5,66</text:p>
          </table:table-cell>
          <table:table-cell table:style-name="ce5" table:formula="of:=AVERAGE([.G20];[.M20];[.S20])" office:value-type="float" office:value="17.22571918437">
            <text:p>17,23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  <table:table-cell table:number-columns-repeated="21"/>
        </table:table-row>
        <table:table-row table:style-name="ro4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1.345278675066">
            <text:p>141,35</text:p>
          </table:table-cell>
          <table:table-cell office:value-type="float" office:value="5">
            <text:p>5,00</text:p>
          </table:table-cell>
          <table:table-cell office:value-type="float" office:value="33.125">
            <text:p>33,13</text:p>
          </table:table-cell>
          <table:table-cell office:value-type="float" office:value="8.93538871913156">
            <text:p>8,94</text:p>
          </table:table-cell>
          <table:table-cell office:value-type="float" office:value="27.6843449001726">
            <text:p>27,68</text:p>
          </table:table-cell>
          <table:table-cell table:style-name="ce4" office:value-type="float" office:value="700">
            <text:p>700</text:p>
          </table:table-cell>
          <table:table-cell office:value-type="float" office:value="84.9447269380965">
            <text:p>84,94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office:value-type="float" office:value="10.5104942853535">
            <text:p>10,51</text:p>
          </table:table-cell>
          <table:table-cell office:value-type="float" office:value="31.5764515845573">
            <text:p>31,58</text:p>
          </table:table-cell>
          <table:table-cell office:value-type="float" office:value="1100">
            <text:p>1100</text:p>
          </table:table-cell>
          <table:table-cell office:value-type="float" office:value="140.169796594511">
            <text:p>140,17</text:p>
          </table:table-cell>
          <table:table-cell office:value-type="float" office:value="5">
            <text:p>5,00</text:p>
          </table:table-cell>
          <table:table-cell office:value-type="float" office:value="34.125">
            <text:p>34,13</text:p>
          </table:table-cell>
          <table:table-cell table:style-name="ce5" office:value-type="float" office:value="8.57561157346738">
            <text:p>8,58</text:p>
          </table:table-cell>
          <table:table-cell table:style-name="ce5" office:value-type="float" office:value="29.0671185275689">
            <text:p>29,07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66.459802207674">
            <text:p>366,46</text:p>
          </table:table-cell>
          <table:table-cell table:style-name="ce5" table:formula="of:=AVERAGE([.D21];[.J21];[.P21])" office:value-type="float" office:value="5.33333333333333">
            <text:p>5,33</text:p>
          </table:table-cell>
          <table:table-cell table:style-name="ce5" table:formula="of:=AVERAGE([.E21];[.K21];[.Q21])" office:value-type="float" office:value="34.1666666666667">
            <text:p>34,17</text:p>
          </table:table-cell>
          <table:table-cell table:style-name="ce5" table:formula="of:=AVERAGE([.F21];[.L21];[.R21])" office:value-type="float" office:value="9.34049819265081">
            <text:p>9,34</text:p>
          </table:table-cell>
          <table:table-cell table:style-name="ce5" table:formula="of:=AVERAGE([.G21];[.M21];[.S21])" office:value-type="float" office:value="29.4426383374329">
            <text:p>29,44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  <table:table-cell table:number-columns-repeated="21"/>
        </table:table-row>
        <table:table-row table:style-name="ro4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2.337253222822">
            <text:p>122,34</text:p>
          </table:table-cell>
          <table:table-cell office:value-type="float" office:value="5">
            <text:p>5,00</text:p>
          </table:table-cell>
          <table:table-cell office:value-type="float" office:value="34.625">
            <text:p>34,63</text:p>
          </table:table-cell>
          <table:table-cell office:value-type="float" office:value="18.6587889612208">
            <text:p>18,66</text:p>
          </table:table-cell>
          <table:table-cell office:value-type="float" office:value="38.9192626060254">
            <text:p>38,92</text:p>
          </table:table-cell>
          <table:table-cell office:value-type="float" office:value="1000">
            <text:p>1000</text:p>
          </table:table-cell>
          <table:table-cell office:value-type="float" office:value="126.82978386091">
            <text:p>126,83</text:p>
          </table:table-cell>
          <table:table-cell office:value-type="float" office:value="7">
            <text:p>7,00</text:p>
          </table:table-cell>
          <table:table-cell office:value-type="float" office:value="37.125">
            <text:p>37,13</text:p>
          </table:table-cell>
          <table:table-cell office:value-type="float" office:value="22.9756056204048">
            <text:p>22,98</text:p>
          </table:table-cell>
          <table:table-cell office:value-type="float" office:value="40.6276283205503">
            <text:p>40,63</text:p>
          </table:table-cell>
          <table:table-cell table:style-name="Default" office:value-type="float" office:value="1000">
            <text:p>1000</text:p>
          </table:table-cell>
          <table:table-cell office:value-type="float" office:value="124.50242260964">
            <text:p>124,50</text:p>
          </table:table-cell>
          <table:table-cell office:value-type="float" office:value="6">
            <text:p>6,00</text:p>
          </table:table-cell>
          <table:table-cell office:value-type="float" office:value="35.25">
            <text:p>35,25</text:p>
          </table:table-cell>
          <table:table-cell table:style-name="ce5" office:value-type="float" office:value="8.79463000127777">
            <text:p>8,79</text:p>
          </table:table-cell>
          <table:table-cell table:style-name="ce5" office:value-type="float" office:value="34.3293914463248">
            <text:p>34,3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3.669459693372">
            <text:p>373,67</text:p>
          </table:table-cell>
          <table:table-cell table:style-name="ce5" table:formula="of:=AVERAGE([.D22];[.J22];[.P22])" office:value-type="float" office:value="6">
            <text:p>6,00</text:p>
          </table:table-cell>
          <table:table-cell table:style-name="ce5" table:formula="of:=AVERAGE([.E22];[.K22];[.Q22])" office:value-type="float" office:value="35.6666666666667">
            <text:p>35,67</text:p>
          </table:table-cell>
          <table:table-cell table:style-name="ce5" table:formula="of:=AVERAGE([.F22];[.L22];[.R22])" office:value-type="float" office:value="16.8096748609678">
            <text:p>16,81</text:p>
          </table:table-cell>
          <table:table-cell table:style-name="ce5" table:formula="of:=AVERAGE([.G22];[.M22];[.S22])" office:value-type="float" office:value="37.9587607909668">
            <text:p>37,96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  <table:table-cell table:number-columns-repeated="21"/>
        </table:table-row>
        <table:table-row table:style-name="ro4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5.751446549368">
            <text:p>145,75</text:p>
          </table:table-cell>
          <table:table-cell office:value-type="float" office:value="75">
            <text:p>75,00</text:p>
          </table:table-cell>
          <table:table-cell office:value-type="float" office:value="145.875">
            <text:p>145,88</text:p>
          </table:table-cell>
          <table:table-cell office:value-type="float" office:value="1355.11448553208">
            <text:p>1.355,11</text:p>
          </table:table-cell>
          <table:table-cell office:value-type="float" office:value="1283.80726934614">
            <text:p>1.283,81</text:p>
          </table:table-cell>
          <table:table-cell office:value-type="float" office:value="1200">
            <text:p>1200</text:p>
          </table:table-cell>
          <table:table-cell office:value-type="float" office:value="141.66489039007">
            <text:p>141,66</text:p>
          </table:table-cell>
          <table:table-cell office:value-type="float" office:value="72">
            <text:p>72,00</text:p>
          </table:table-cell>
          <table:table-cell office:value-type="float" office:value="148.875">
            <text:p>148,88</text:p>
          </table:table-cell>
          <table:table-cell office:value-type="float" office:value="1279.19399484385">
            <text:p>1.279,19</text:p>
          </table:table-cell>
          <table:table-cell office:value-type="float" office:value="1299.88915437861">
            <text:p>1.299,89</text:p>
          </table:table-cell>
          <table:table-cell table:style-name="Default" office:value-type="float" office:value="1200">
            <text:p>1200</text:p>
          </table:table-cell>
          <table:table-cell office:value-type="float" office:value="148.629818857408">
            <text:p>148,63</text:p>
          </table:table-cell>
          <table:table-cell office:value-type="float" office:value="66">
            <text:p>66,00</text:p>
          </table:table-cell>
          <table:table-cell office:value-type="float" office:value="150.125">
            <text:p>150,13</text:p>
          </table:table-cell>
          <table:table-cell table:style-name="ce5" office:value-type="float" office:value="1159.65230466338">
            <text:p>1.159,65</text:p>
          </table:table-cell>
          <table:table-cell table:style-name="ce5" office:value-type="float" office:value="1310.84609899123">
            <text:p>1.310,85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36.046155796846">
            <text:p>436,05</text:p>
          </table:table-cell>
          <table:table-cell table:style-name="ce5" table:formula="of:=AVERAGE([.D23];[.J23];[.P23])" office:value-type="float" office:value="71">
            <text:p>71,00</text:p>
          </table:table-cell>
          <table:table-cell table:style-name="ce5" table:formula="of:=AVERAGE([.E23];[.K23];[.Q23])" office:value-type="float" office:value="148.291666666667">
            <text:p>148,29</text:p>
          </table:table-cell>
          <table:table-cell table:style-name="ce5" table:formula="of:=AVERAGE([.F23];[.L23];[.R23])" office:value-type="float" office:value="1264.6535950131">
            <text:p>1.264,65</text:p>
          </table:table-cell>
          <table:table-cell table:style-name="ce5" table:formula="of:=AVERAGE([.G23];[.M23];[.S23])" office:value-type="float" office:value="1298.18084090533">
            <text:p>1.298,1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  <table:table-cell table:number-columns-repeated="21"/>
        </table:table-row>
        <table:table-row table:style-name="ro4">
          <table:table-cell/>
          <table:table-cell table:style-name="Default"/>
          <table:table-cell table:number-columns-repeated="11"/>
          <table:table-cell table:style-name="Default" table:number-columns-repeated="2"/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 table:number-columns-repeated="22"/>
        </table:table-row>
        <table:table-row table:style-name="ro4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32"/>
        </table:table-row>
        <table:table-row table:style-name="ro4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3"/>
          <table:table-cell table:style-name="ce4" office:value-type="float" office:value="500">
            <text:p>500</text:p>
          </table:table-cell>
          <table:table-cell/>
          <table:table-cell table:style-name="ce5"/>
          <table:table-cell/>
          <table:table-cell table:style-name="ce4" office:value-type="float" office:value="500">
            <text:p>500</text:p>
          </table:table-cell>
          <table:table-cell table:number-columns-repeated="3"/>
          <table:table-cell table:formula="of:=[.B29]+[.F29]+[.J29]" office:value-type="float" office:value="1500">
            <text:p>1500</text:p>
          </table:table-cell>
          <table:table-cell table:formula="of:=[.C29]+[.G29]+[.K29]" office:value-type="float" office:value="0">
            <text:p>0,00</text:p>
          </table:table-cell>
          <table:table-cell table:formula="of:=AVERAGE([.D29];[.H29];[.L29])" office:value-type="float" office:value="0">
            <text:p>#DIV/0!</text:p>
          </table:table-cell>
          <table:table-cell table:formula="of:=AVERAGE([.E29];[.I29];[.M29])" office:value-type="float" office:value="0">
            <text:p>#DIV/0!</text:p>
          </table:table-cell>
          <table:table-cell table:style-name="ce4" table:formula="of:=[.B29]" office:value-type="float" office:value="500">
            <text:p>500</text:p>
          </table:table-cell>
          <table:table-cell table:style-name="ce4" table:formula="of:=[.F29]" office:value-type="float" office:value="500">
            <text:p>500</text:p>
          </table:table-cell>
          <table:table-cell table:formula="of:=[.J29]" office:value-type="float" office:value="500">
            <text:p>500</text:p>
          </table:table-cell>
          <table:table-cell table:number-columns-repeated="29"/>
        </table:table-row>
        <table:table-row table:style-name="ro4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4" office:value-type="float" office:value="600">
            <text:p>600</text:p>
          </table:table-cell>
          <table:table-cell/>
          <table:table-cell table:style-name="ce5"/>
          <table:table-cell/>
          <table:table-cell table:style-name="ce4" office:value-type="float" office:value="600">
            <text:p>600</text:p>
          </table:table-cell>
          <table:table-cell table:number-columns-repeated="3"/>
          <table:table-cell table:formula="of:=[.B30]+[.F30]+[.J30]" office:value-type="float" office:value="1800">
            <text:p>1800</text:p>
          </table:table-cell>
          <table:table-cell table:formula="of:=[.C30]+[.G30]+[.K30]" office:value-type="float" office:value="0">
            <text:p>0,00</text:p>
          </table:table-cell>
          <table:table-cell table:formula="of:=AVERAGE([.D30];[.H30];[.L30])" office:value-type="float" office:value="0">
            <text:p>#DIV/0!</text:p>
          </table:table-cell>
          <table:table-cell table:formula="of:=AVERAGE([.E30];[.I30];[.M30])" office:value-type="float" office:value="0">
            <text:p>#DIV/0!</text:p>
          </table:table-cell>
          <table:table-cell table:style-name="ce4" table:formula="of:=[.B30]" office:value-type="float" office:value="600">
            <text:p>600</text:p>
          </table:table-cell>
          <table:table-cell table:style-name="ce4" table:formula="of:=[.F30]" office:value-type="float" office:value="600">
            <text:p>600</text:p>
          </table:table-cell>
          <table:table-cell table:formula="of:=[.J30]" office:value-type="float" office:value="600">
            <text:p>600</text:p>
          </table:table-cell>
          <table:table-cell table:number-columns-repeated="29"/>
        </table:table-row>
        <table:table-row table:style-name="ro4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4" office:value-type="float" office:value="800">
            <text:p>800</text:p>
          </table:table-cell>
          <table:table-cell/>
          <table:table-cell table:style-name="ce5"/>
          <table:table-cell/>
          <table:table-cell table:style-name="ce4" office:value-type="float" office:value="800">
            <text:p>800</text:p>
          </table:table-cell>
          <table:table-cell table:number-columns-repeated="3"/>
          <table:table-cell table:formula="of:=[.B31]+[.F31]+[.J31]" office:value-type="float" office:value="2400">
            <text:p>2400</text:p>
          </table:table-cell>
          <table:table-cell table:formula="of:=[.C31]+[.G31]+[.K31]" office:value-type="float" office:value="0">
            <text:p>0,00</text:p>
          </table:table-cell>
          <table:table-cell table:formula="of:=AVERAGE([.D31];[.H31];[.L31])" office:value-type="float" office:value="0">
            <text:p>#DIV/0!</text:p>
          </table:table-cell>
          <table:table-cell table:formula="of:=AVERAGE([.E31];[.I31];[.M31])" office:value-type="float" office:value="0">
            <text:p>#DIV/0!</text:p>
          </table:table-cell>
          <table:table-cell table:style-name="ce4" table:formula="of:=[.B31]" office:value-type="float" office:value="800">
            <text:p>800</text:p>
          </table:table-cell>
          <table:table-cell table:style-name="ce4" table:formula="of:=[.F31]" office:value-type="float" office:value="800">
            <text:p>800</text:p>
          </table:table-cell>
          <table:table-cell table:formula="of:=[.J31]" office:value-type="float" office:value="800">
            <text:p>800</text:p>
          </table:table-cell>
          <table:table-cell table:number-columns-repeated="29"/>
        </table:table-row>
        <table:table-row table:style-name="ro4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table:number-columns-repeated="3"/>
          <table:table-cell table:style-name="ce4" office:value-type="float" office:value="1000">
            <text:p>1000</text:p>
          </table:table-cell>
          <table:table-cell/>
          <table:table-cell table:style-name="ce5"/>
          <table:table-cell/>
          <table:table-cell table:style-name="ce4" office:value-type="float" office:value="1000">
            <text:p>1000</text:p>
          </table:table-cell>
          <table:table-cell table:number-columns-repeated="3"/>
          <table:table-cell table:formula="of:=[.B32]+[.F32]+[.J32]" office:value-type="float" office:value="3000">
            <text:p>3000</text:p>
          </table:table-cell>
          <table:table-cell table:formula="of:=[.C32]+[.G32]+[.K32]" office:value-type="float" office:value="0">
            <text:p>0,00</text:p>
          </table:table-cell>
          <table:table-cell table:formula="of:=AVERAGE([.D32];[.H32];[.L32])" office:value-type="float" office:value="0">
            <text:p>#DIV/0!</text:p>
          </table:table-cell>
          <table:table-cell table:formula="of:=AVERAGE([.E32];[.I32];[.M32])" office:value-type="float" office:value="0">
            <text:p>#DIV/0!</text:p>
          </table:table-cell>
          <table:table-cell table:style-name="ce4" table:formula="of:=[.B32]" office:value-type="float" office:value="1000">
            <text:p>1000</text:p>
          </table:table-cell>
          <table:table-cell table:style-name="ce4" table:formula="of:=[.F32]" office:value-type="float" office:value="1000">
            <text:p>1000</text:p>
          </table:table-cell>
          <table:table-cell table:formula="of:=[.J32]" office:value-type="float" office:value="1000">
            <text:p>1000</text:p>
          </table:table-cell>
          <table:table-cell table:number-columns-repeated="29"/>
        </table:table-row>
        <table:table-row table:style-name="ro4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table:number-columns-repeated="3"/>
          <table:table-cell table:style-name="ce4" office:value-type="float" office:value="1200">
            <text:p>1200</text:p>
          </table:table-cell>
          <table:table-cell/>
          <table:table-cell table:style-name="ce5"/>
          <table:table-cell/>
          <table:table-cell table:style-name="ce4" office:value-type="float" office:value="1200">
            <text:p>1200</text:p>
          </table:table-cell>
          <table:table-cell table:number-columns-repeated="3"/>
          <table:table-cell table:formula="of:=[.B33]+[.F33]+[.J33]" office:value-type="float" office:value="3600">
            <text:p>3600</text:p>
          </table:table-cell>
          <table:table-cell table:formula="of:=[.C33]+[.G33]+[.K33]" office:value-type="float" office:value="0">
            <text:p>0,00</text:p>
          </table:table-cell>
          <table:table-cell table:formula="of:=AVERAGE([.D33];[.H33];[.L33])" office:value-type="float" office:value="0">
            <text:p>#DIV/0!</text:p>
          </table:table-cell>
          <table:table-cell table:formula="of:=AVERAGE([.E33];[.I33];[.M33])" office:value-type="float" office:value="0">
            <text:p>#DIV/0!</text:p>
          </table:table-cell>
          <table:table-cell table:style-name="ce4" table:formula="of:=[.B33]" office:value-type="float" office:value="1200">
            <text:p>1200</text:p>
          </table:table-cell>
          <table:table-cell table:style-name="ce4" table:formula="of:=[.F33]" office:value-type="float" office:value="1200">
            <text:p>1200</text:p>
          </table:table-cell>
          <table:table-cell table:formula="of:=[.J33]" office:value-type="float" office:value="1200">
            <text:p>1200</text:p>
          </table:table-cell>
          <table:table-cell table:number-columns-repeated="29"/>
        </table:table-row>
        <table:table-row table:style-name="ro4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table:number-columns-repeated="3"/>
          <table:table-cell table:style-name="ce4" office:value-type="float" office:value="1400">
            <text:p>1400</text:p>
          </table:table-cell>
          <table:table-cell/>
          <table:table-cell table:style-name="ce5"/>
          <table:table-cell/>
          <table:table-cell table:style-name="ce4" office:value-type="float" office:value="1400">
            <text:p>1400</text:p>
          </table:table-cell>
          <table:table-cell table:number-columns-repeated="3"/>
          <table:table-cell table:formula="of:=[.B34]+[.F34]+[.J34]" office:value-type="float" office:value="4200">
            <text:p>4200</text:p>
          </table:table-cell>
          <table:table-cell table:formula="of:=[.C34]+[.G34]+[.K34]" office:value-type="float" office:value="0">
            <text:p>0,00</text:p>
          </table:table-cell>
          <table:table-cell table:formula="of:=AVERAGE([.D34];[.H34];[.L34])" office:value-type="float" office:value="0">
            <text:p>#DIV/0!</text:p>
          </table:table-cell>
          <table:table-cell table:formula="of:=AVERAGE([.E34];[.I34];[.M34])" office:value-type="float" office:value="0">
            <text:p>#DIV/0!</text:p>
          </table:table-cell>
          <table:table-cell table:style-name="ce4" table:formula="of:=[.B34]" office:value-type="float" office:value="1400">
            <text:p>1400</text:p>
          </table:table-cell>
          <table:table-cell table:style-name="ce4" table:formula="of:=[.F34]" office:value-type="float" office:value="1400">
            <text:p>1400</text:p>
          </table:table-cell>
          <table:table-cell table:formula="of:=[.J34]" office:value-type="float" office:value="1400">
            <text:p>1400</text:p>
          </table:table-cell>
          <table:table-cell table:number-columns-repeated="29"/>
        </table:table-row>
        <table:table-row table:style-name="ro4">
          <table:table-cell table:number-columns-repeated="5"/>
          <table:table-cell table:style-name="ce4"/>
          <table:table-cell/>
          <table:table-cell table:style-name="ce5"/>
          <table:table-cell/>
          <table:table-cell table:style-name="ce4"/>
          <table:table-cell table:number-columns-repeated="7"/>
          <table:table-cell table:style-name="ce4" table:number-columns-repeated="2"/>
          <table:table-cell table:number-columns-repeated="30"/>
        </table:table-row>
        <table:table-row table:style-name="ro4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32"/>
        </table:table-row>
        <table:table-row table:style-name="ro4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32"/>
        </table:table-row>
        <table:table-row table:style-name="ro4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/>
          <table:table-cell table:style-name="ce5"/>
          <table:table-cell/>
          <table:table-cell table:style-name="ce4" office:value-type="float" office:value="300">
            <text:p>300</text:p>
          </table:table-cell>
          <table:table-cell table:style-name="Default"/>
          <table:table-cell table:number-columns-repeated="2"/>
          <table:table-cell table:formula="of:=[.B40]+[.J40]+[.F40]" office:value-type="float" office:value="900">
            <text:p>900</text:p>
          </table:table-cell>
          <table:table-cell table:formula="of:=[.C40]+[.G40]+[.J40]" office:value-type="float" office:value="300">
            <text:p>300,00</text:p>
          </table:table-cell>
          <table:table-cell table:formula="of:=AVERAGE([.D40];[.H40];[.L40])" office:value-type="float" office:value="0">
            <text:p>#DIV/0!</text:p>
          </table:table-cell>
          <table:table-cell table:formula="of:=AVERAGE([.E40];[.I40];[.M40])" office:value-type="float" office:value="0">
            <text:p>#DIV/0!</text:p>
          </table:table-cell>
          <table:table-cell table:style-name="ce4" table:formula="of:=[.B40]" office:value-type="float" office:value="300">
            <text:p>300</text:p>
          </table:table-cell>
          <table:table-cell table:style-name="ce4" table:formula="of:=[.J40]" office:value-type="float" office:value="300">
            <text:p>300</text:p>
          </table:table-cell>
          <table:table-cell table:formula="of:=[.F40]" office:value-type="float" office:value="300">
            <text:p>300</text:p>
          </table:table-cell>
          <table:table-cell table:number-columns-repeated="29"/>
        </table:table-row>
        <table:table-row table:style-name="ro4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3"/>
          <table:table-cell table:style-name="ce4" office:value-type="float" office:value="300">
            <text:p>300</text:p>
          </table:table-cell>
          <table:table-cell/>
          <table:table-cell table:style-name="ce5"/>
          <table:table-cell/>
          <table:table-cell table:style-name="ce4" office:value-type="float" office:value="850">
            <text:p>850</text:p>
          </table:table-cell>
          <table:table-cell table:style-name="Default"/>
          <table:table-cell table:number-columns-repeated="2"/>
          <table:table-cell table:formula="of:=[.B41]+[.J41]+[.F41]" office:value-type="float" office:value="2000">
            <text:p>2000</text:p>
          </table:table-cell>
          <table:table-cell table:formula="of:=[.C41]+[.G41]+[.J41]" office:value-type="float" office:value="850">
            <text:p>850,00</text:p>
          </table:table-cell>
          <table:table-cell table:formula="of:=AVERAGE([.D41];[.H41];[.L41])" office:value-type="float" office:value="0">
            <text:p>#DIV/0!</text:p>
          </table:table-cell>
          <table:table-cell table:formula="of:=AVERAGE([.E41];[.I41];[.M41])" office:value-type="float" office:value="0">
            <text:p>#DIV/0!</text:p>
          </table:table-cell>
          <table:table-cell table:style-name="ce4" table:formula="of:=[.B41]" office:value-type="float" office:value="850">
            <text:p>850</text:p>
          </table:table-cell>
          <table:table-cell table:style-name="ce4" table:formula="of:=[.J41]" office:value-type="float" office:value="850">
            <text:p>850</text:p>
          </table:table-cell>
          <table:table-cell table:formula="of:=[.F41]" office:value-type="float" office:value="300">
            <text:p>300</text:p>
          </table:table-cell>
          <table:table-cell table:number-columns-repeated="29"/>
        </table:table-row>
        <table:table-row table:style-name="ro4" table:number-rows-repeated="4">
          <table:table-cell table:style-name="Default" table:number-columns-repeated="7"/>
          <table:table-cell/>
          <table:table-cell table:style-name="Default" table:number-columns-repeated="9"/>
          <table:table-cell table:number-columns-repeated="32"/>
        </table:table-row>
        <table:table-row table:style-name="ro4"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 table:style-name="Default"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style-name="ce7" office:value-type="string" table:number-columns-spanned="2" table:number-rows-spanned="1">
            <text:p>PRUEBAS INDIVIDUALES</text:p>
          </table:table-cell>
          <table:covered-table-cell/>
          <table:table-cell table:number-columns-repeated="21"/>
        </table:table-row>
      </table:table>
      <table:table table:name="graficos - terracotta" table:style-name="ta1">
        <table:shapes>
          <draw:frame draw:z-index="0" draw:style-name="gr1" svg:width="32.984cm" svg:height="20.382cm" svg:x="0.001cm" svg:y="20.91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table table:name="graficos - unificado" table:style-name="ta1">
        <table:shapes>
          <draw:frame draw:z-index="0" draw:style-name="gr1" svg:width="32.984cm" svg:height="13.068cm" svg:x="0cm" svg:y="22.127cm">
            <draw:object draw:notify-on-update-of-ranges="'resultados - terracotta'.T18:'resultados - terracotta'.T23 'resultados - terracotta'.U17:'resultados - terracotta'.U17 'resultados - terracotta'.U18:'resultados - terracotta'.U23 'resultados - terracotta'.T18:'resultados - terracotta'.T23 'resultados - terracotta'.V17:'resultados - terracotta'.V17 'resultados - terracotta'.V18:'resultados - terracotta'.V23 'resultados - terracotta'.T18:'resultados - terracotta'.T23 'resultados - terracotta'.W17:'resultados - terracotta'.W17 'resultados - terracotta'.W18:'resultados - terracotta'.W23 'resultados - terracotta'.T18:'resultados - terracotta'.T23 'resultados - terracotta'.X17:'resultados - terracotta'.X17 'resultados - terracotta'.X18:'resultados - terracotta'.X23 'resultados - terracotta'.T18:'resultados - terracotta'.T23 'resultados - terracotta'.Y17:'resultados - terracotta'.Y17 'resultados - terracotta'.Y18:'resultados - terracotta'.Y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35.435cm" svg:height="13.045cm" svg:x="33.868cm" svg:y="22.128cm">
            <draw:object draw:notify-on-update-of-ranges="'resultados - jboss'.T18:'resultados - jboss'.T24 'resultados - jboss'.U17:'resultados - jboss'.U17 'resultados - jboss'.U18:'resultados - jboss'.U24 'resultados - jboss'.T18:'resultados - jboss'.T24 'resultados - jboss'.V17:'resultados - jboss'.V17 'resultados - jboss'.V18:'resultados - jboss'.V24 'resultados - jboss'.T18:'resultados - jboss'.T24 'resultados - jboss'.W17:'resultados - jboss'.W17 'resultados - jboss'.W18:'resultados - jboss'.W24 'resultados - jboss'.T18:'resultados - jboss'.T24 'resultados - jboss'.X17:'resultados - jboss'.X17 'resultados - jboss'.X18:'resultados - jboss'.X24 'resultados - jboss'.T18:'resultados - jboss'.T24 'resultados - jboss'.Y17:'resultados - jboss'.Y17 'resultados - jboss'.Y18:'resultados - jboss'.Y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33.122cm" svg:height="18.619cm" svg:x="0cm" svg:y="0.001cm">
            <draw:object draw:notify-on-update-of-ranges="'resultados - jboss'.T6:'resultados - jboss'.T13 'resultados - jboss'.U5:'resultados - jboss'.U5 'resultados - jboss'.U6:'resultados - jboss'.U13 'resultados - jboss'.T6:'resultados - jboss'.T13 'resultados - jboss'.V5:'resultados - jboss'.V5 'resultados - jboss'.V6:'resultados - jboss'.V13 'resultados - jboss'.T6:'resultados - jboss'.T13 'resultados - jboss'.W5:'resultados - jboss'.W5 'resultados - jboss'.W6:'resultados - jboss'.W13 'resultados - jboss'.T6:'resultados - jboss'.T13 'resultados - jboss'.X5:'resultados - jboss'.X5 'resultados - jboss'.X6:'resultados - jboss'.X13 'resultados - jboss'.T6:'resultados - jboss'.T13 'resultados - jboss'.Y5:'resultados - jboss'.Y5 'resultados - jboss'.Y6:'resultados - jboss'.Y13 'resultados - jboss'.T6:'resultados - jboss'.T13 'resultados - jboss'.Z5:'resultados - jboss'.Z5 'resultados - jboss'.Z6:'resultados - jboss'.Z13 'resultados - jboss'.T6:'resultados - jboss'.T13 'resultados - jboss'.AA5:'resultados - jboss'.AA5 'resultados - jboss'.AA6:'resultados - jboss'.AA13 'resultados - jboss'.T6:'resultados - jboss'.T13 'resultados - jboss'.AB5:'resultados - jboss'.AB5 'resultados - jboss'.AB6:'resultados - jboss'.AB13 'resultados - jboss'.T6:'resultados - jboss'.T13 'resultados - jboss'.AC5:'resultados - jboss'.AC5 'resultados - jboss'.AC6:'resultados - jboss'.AC13 'resultados - jboss'.T6:'resultados - jboss'.T13 'resultados - jboss'.AD5:'resultados - jboss'.AD5 'resultados - jboss'.AD6:'resultados - jboss'.AD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35.49cm" svg:height="13.872cm" svg:x="0cm" svg:y="35.856cm">
            <draw:object draw:notify-on-update-of-ranges="'resultados - jboss'.N41:'resultados - jboss'.N42 'resultados - jboss'.O40:'resultados - jboss'.O40 'resultados - jboss'.O41:'resultados - jboss'.O42 'resultados - jboss'.N41:'resultados - jboss'.N42 'resultados - jboss'.P40:'resultados - jboss'.P40 'resultados - jboss'.P41:'resultados - jboss'.P42 'resultados - jboss'.N41:'resultados - jboss'.N42 'resultados - jboss'.Q40:'resultados - jboss'.Q40 'resultados - jboss'.Q41:'resultados - jboss'.Q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35.38cm" svg:height="13.872cm" svg:x="0cm" svg:y="50.369cm">
            <draw:object draw:notify-on-update-of-ranges="'resultados - jboss'.N30:'resultados - jboss'.N35 'resultados - jboss'.O29:'resultados - jboss'.O29 'resultados - jboss'.O30:'resultados - jboss'.O35 'resultados - jboss'.N30:'resultados - jboss'.N35 'resultados - jboss'.P29:'resultados - jboss'.P29 'resultados - jboss'.P30:'resultados - jboss'.P35 'resultados - jboss'.N30:'resultados - jboss'.N35 'resultados - jboss'.Q29:'resultados - jboss'.Q29 'resultados - jboss'.Q30:'resultados - jboss'.Q3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23T12:22:15</dc:date>
    <meta:editing-duration>PT7H44M57S</meta:editing-duration>
    <meta:editing-cycles>179</meta:editing-cycles>
    <dc:creator>diego </dc:creator>
    <meta:document-statistic meta:table-count="6" meta:cell-count="131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5.345cm" svg:y="0.413cm" chart:style-name="ch2">
          <text:p>ST - JBoss - Individual</text:p>
        </chart:title>
        <chart:legend chart:legend-position="end" svg:x="27.051cm" svg:y="6.139cm" style:legend-expansion="high" chart:style-name="ch3"/>
        <chart:plot-area chart:style-name="ch4" table:cell-range-address="'resultados - jboss'.N30:'resultados - jboss'.Q35 'resultados - jboss'.O29:'resultados - jboss'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30:'resultados - jboss'.O35" chart:label-cell-address="'resultados - jboss'.O29:'resultados - jboss'.O29" chart:class="chart:scatter">
            <chart:domain table:cell-range-address="'resultados - jboss'.N30:'resultados - jboss'.N35"/>
            <chart:data-point chart:repeated="6"/>
          </chart:series>
          <chart:series chart:style-name="ch9" chart:values-cell-range-address="'resultados - jboss'.P30:'resultados - jboss'.P35" chart:label-cell-address="'resultados - jboss'.P29:'resultados - jboss'.P29" chart:class="chart:scatter">
            <chart:data-point chart:repeated="6"/>
          </chart:series>
          <chart:series chart:style-name="ch10" chart:values-cell-range-address="'resultados - jboss'.Q30:'resultados - jboss'.Q35" chart:label-cell-address="'resultados - jboss'.Q29:'resultados - jboss'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29:'resultados - jboss'.O29</svg:desc>
                </draw:g>
              </table:table-cell>
              <table:table-cell office:value-type="string">
                <text:p>Media total datos clusterizados</text:p>
                <draw:g>
                  <svg:desc>'resultados - jboss'.P29:'resultados - jboss'.P29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Q29:'resultados - jboss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resultados - jboss'.N30:'resultados - jboss'.N35</svg:desc>
                </draw:g>
              </table:table-cell>
              <table:table-cell office:value-type="float" office:value="165.652806351668">
                <text:p>165.652806351668</text:p>
                <draw:g>
                  <svg:desc>'resultados - jboss'.O30:'resultados - jboss'.O35</svg:desc>
                </draw:g>
              </table:table-cell>
              <table:table-cell office:value-type="float" office:value="235.666666666667">
                <text:p>235.666666666667</text:p>
                <draw:g>
                  <svg:desc>'resultados - jboss'.P30:'resultados - jboss'.P35</svg:desc>
                </draw:g>
              </table:table-cell>
              <table:table-cell office:value-type="float" office:value="276.261504724438">
                <text:p>276.261504724438</text:p>
                <draw:g>
                  <svg:desc>'resultados - jboss'.Q30:'resultados - jboss'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20.383cm" xlink:href=".." xlink:type="simple" chart:class="chart:scatter" chart:style-name="ch1">
        <chart:title svg:x="13.776cm" svg:y="0.543cm" chart:style-name="ch2">
          <text:p>LT - Terracotta - Individual</text:p>
        </chart:title>
        <chart:legend chart:legend-position="end" svg:x="24.55cm" svg:y="8.896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2.543cm" svg:width="22.123cm" svg:height="17.013cm">
          <chartooo:coordinate-region svg:x="2.683cm" svg:y="2.743cm" svg:width="20.177cm" svg:height="16.1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985cm" svg:height="13.069cm" xlink:href=".." xlink:type="simple" chart:class="chart:scatter" chart:style-name="ch1">
        <chart:title svg:x="13.776cm" svg:y="0.397cm" chart:style-name="ch2">
          <text:p>LT - Terracotta - Individual</text:p>
        </chart:title>
        <chart:legend chart:legend-position="end" svg:x="24.55cm" svg:y="5.239cm" style:legend-expansion="high" chart:style-name="ch3"/>
        <chart:plot-area chart:style-name="ch4" table:cell-range-address="'resultados - terracotta'.T18:'resultados - terracotta'.Y23 'resultados - terracotta'.U17:'resultados - terracotta'.Y17" chart:data-source-has-labels="row" svg:x="1.109cm" svg:y="1.959cm" svg:width="22.123cm" svg:height="10.429cm">
          <chartooo:coordinate-region svg:x="2.683cm" svg:y="2.159cm" svg:width="20.177cm" svg:height="9.5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terracotta'.U18:'resultados - terracotta'.U23" chart:label-cell-address="'resultados - terracotta'.U17:'resultados - terracotta'.U17" chart:class="chart:scatter">
            <chart:domain table:cell-range-address="'resultados - terracotta'.T18:'resultados - terracotta'.T23"/>
            <chart:data-point chart:repeated="6"/>
          </chart:series>
          <chart:series chart:style-name="ch9" chart:values-cell-range-address="'resultados - terracotta'.V18:'resultados - terracotta'.V23" chart:label-cell-address="'resultados - terracotta'.V17:'resultados - terracotta'.V17" chart:class="chart:scatter">
            <chart:data-point chart:repeated="6"/>
          </chart:series>
          <chart:series chart:style-name="ch10" chart:values-cell-range-address="'resultados - terracotta'.W18:'resultados - terracotta'.W23" chart:label-cell-address="'resultados - terracotta'.W17:'resultados - terracotta'.W17" chart:class="chart:scatter">
            <chart:data-point chart:repeated="6"/>
          </chart:series>
          <chart:series chart:style-name="ch11" chart:values-cell-range-address="'resultados - terracotta'.X18:'resultados - terracotta'.X23" chart:label-cell-address="'resultados - terracotta'.X17:'resultados - terracotta'.X17" chart:class="chart:scatter">
            <chart:data-point chart:repeated="6"/>
          </chart:series>
          <chart:series chart:style-name="ch12" chart:values-cell-range-address="'resultados - terracotta'.Y18:'resultados - terracotta'.Y23" chart:label-cell-address="'resultados - terracotta'.Y17:'resultados - terracotta'.Y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terracotta'.U17:'resultados - terracotta'.U17</svg:desc>
                </draw:g>
              </table:table-cell>
              <table:table-cell office:value-type="string">
                <text:p>Media total datos clusterizados</text:p>
                <draw:g>
                  <svg:desc>'resultados - terracotta'.V17:'resultados - terracotta'.V17</svg:desc>
                </draw:g>
              </table:table-cell>
              <table:table-cell office:value-type="string">
                <text:p>Media total datos sin clusterizar</text:p>
                <draw:g>
                  <svg:desc>'resultados - terracotta'.W17:'resultados - terracotta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terracotta'.X17:'resultados - terracotta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terracotta'.Y17:'resultados - terracotta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terracotta'.T18:'resultados - terracotta'.T23</svg:desc>
                </draw:g>
              </table:table-cell>
              <table:table-cell office:value-type="float" office:value="115.069592422733">
                <text:p>115.069592422733</text:p>
                <draw:g>
                  <svg:desc>'resultados - terracotta'.U18:'resultados - terracotta'.U23</svg:desc>
                </draw:g>
              </table:table-cell>
              <table:table-cell office:value-type="float" office:value="2.33333333333333">
                <text:p>2.33333333333333</text:p>
                <draw:g>
                  <svg:desc>'resultados - terracotta'.V18:'resultados - terracotta'.V23</svg:desc>
                </draw:g>
              </table:table-cell>
              <table:table-cell office:value-type="float" office:value="14.75">
                <text:p>14.75</text:p>
                <draw:g>
                  <svg:desc>'resultados - terracotta'.W18:'resultados - terracotta'.W23</svg:desc>
                </draw:g>
              </table:table-cell>
              <table:table-cell office:value-type="float" office:value="2.9187850270451">
                <text:p>2.9187850270451</text:p>
                <draw:g>
                  <svg:desc>'resultados - terracotta'.X18:'resultados - terracotta'.X23</svg:desc>
                </draw:g>
              </table:table-cell>
              <table:table-cell office:value-type="float" office:value="8.06249767360285">
                <text:p>8.06249767360285</text:p>
                <draw:g>
                  <svg:desc>'resultados - terracotta'.Y18:'resultados - terracotta'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3.316259188653">
                <text:p>253.31625918865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">
                <text:p>20</text:p>
              </table:table-cell>
              <table:table-cell office:value-type="float" office:value="4.24305480339545">
                <text:p>4.24305480339545</text:p>
              </table:table-cell>
              <table:table-cell office:value-type="float" office:value="10.7000434648121">
                <text:p>10.7000434648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30.731329227601">
                <text:p>330.73132922760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6.2916666666667">
                <text:p>26.2916666666667</text:p>
              </table:table-cell>
              <table:table-cell office:value-type="float" office:value="5.65797769059388">
                <text:p>5.65797769059388</text:p>
              </table:table-cell>
              <table:table-cell office:value-type="float" office:value="17.22571918437">
                <text:p>17.22571918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6.459802207674">
                <text:p>366.45980220767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9.34049819265081">
                <text:p>9.34049819265081</text:p>
              </table:table-cell>
              <table:table-cell office:value-type="float" office:value="29.4426383374329">
                <text:p>29.4426383374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3.669459693372">
                <text:p>373.669459693372</text:p>
              </table:table-cell>
              <table:table-cell office:value-type="float" office:value="6">
                <text:p>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16.8096748609678">
                <text:p>16.8096748609678</text:p>
              </table:table-cell>
              <table:table-cell office:value-type="float" office:value="37.9587607909668">
                <text:p>37.9587607909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36.046155796846">
                <text:p>436.046155796846</text:p>
              </table:table-cell>
              <table:table-cell office:value-type="float" office:value="71">
                <text:p>71</text:p>
              </table:table-cell>
              <table:table-cell office:value-type="float" office:value="148.291666666667">
                <text:p>148.291666666667</text:p>
              </table:table-cell>
              <table:table-cell office:value-type="float" office:value="1264.6535950131">
                <text:p>1264.6535950131</text:p>
              </table:table-cell>
              <table:table-cell office:value-type="float" office:value="1298.18084090533">
                <text:p>1298.18084090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5.399cm" svg:y="0.396cm" chart:style-name="ch2">
          <text:p>LT - JBoss - Individual</text:p>
        </chart:title>
        <chart:legend chart:legend-position="end" svg:x="27cm" svg:y="5.228cm" style:legend-expansion="high" chart:style-name="ch3"/>
        <chart:plot-area chart:style-name="ch4" table:cell-range-address="'resultados - jboss'.T18:'resultados - jboss'.Y24 'resultados - jboss'.U17:'resultados - jboss'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18:'resultados - jboss'.U24" chart:label-cell-address="'resultados - jboss'.U17:'resultados - jboss'.U17" chart:class="chart:scatter">
            <chart:domain table:cell-range-address="'resultados - jboss'.T18:'resultados - jboss'.T24"/>
            <chart:data-point chart:repeated="7"/>
          </chart:series>
          <chart:series chart:style-name="ch9" chart:values-cell-range-address="'resultados - jboss'.V18:'resultados - jboss'.V24" chart:label-cell-address="'resultados - jboss'.V17:'resultados - jboss'.V17" chart:class="chart:scatter">
            <chart:data-point chart:repeated="7"/>
          </chart:series>
          <chart:series chart:style-name="ch10" chart:values-cell-range-address="'resultados - jboss'.W18:'resultados - jboss'.W24" chart:label-cell-address="'resultados - jboss'.W17:'resultados - jboss'.W17" chart:class="chart:scatter">
            <chart:data-point chart:repeated="7"/>
          </chart:series>
          <chart:series chart:style-name="ch11" chart:values-cell-range-address="'resultados - jboss'.X18:'resultados - jboss'.X24" chart:label-cell-address="'resultados - jboss'.X17:'resultados - jboss'.X17" chart:class="chart:scatter">
            <chart:data-point chart:repeated="7"/>
          </chart:series>
          <chart:series chart:style-name="ch12" chart:values-cell-range-address="'resultados - jboss'.Y18:'resultados - jboss'.Y24" chart:label-cell-address="'resultados - jboss'.Y17:'resultados - jboss'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17:'resultados - jboss'.U17</svg:desc>
                </draw:g>
              </table:table-cell>
              <table:table-cell office:value-type="string">
                <text:p>Media total datos clusterizados</text:p>
                <draw:g>
                  <svg:desc>'resultados - jboss'.V17:'resultados - jboss'.V17</svg:desc>
                </draw:g>
              </table:table-cell>
              <table:table-cell office:value-type="string">
                <text:p>Media total datos sin clusterizar</text:p>
                <draw:g>
                  <svg:desc>'resultados - jboss'.W17:'resultados - jboss'.W17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17:'resultados - jboss'.X17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17:'resultados - jboss'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T18:'resultados - jboss'.T24</svg:desc>
                </draw:g>
              </table:table-cell>
              <table:table-cell office:value-type="float" office:value="116.77407410835">
                <text:p>116.77407410835</text:p>
                <draw:g>
                  <svg:desc>'resultados - jboss'.U18:'resultados - jboss'.U24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18:'resultados - jboss'.V24</svg:desc>
                </draw:g>
              </table:table-cell>
              <table:table-cell office:value-type="float" office:value="16.9166666666667">
                <text:p>16.9166666666667</text:p>
                <draw:g>
                  <svg:desc>'resultados - jboss'.W18:'resultados - jboss'.W24</svg:desc>
                </draw:g>
              </table:table-cell>
              <table:table-cell office:value-type="float" office:value="4.18896249159249">
                <text:p>4.18896249159249</text:p>
                <draw:g>
                  <svg:desc>'resultados - jboss'.X18:'resultados - jboss'.X24</svg:desc>
                </draw:g>
              </table:table-cell>
              <table:table-cell office:value-type="float" office:value="8.23865535130206">
                <text:p>8.23865535130206</text:p>
                <draw:g>
                  <svg:desc>'resultados - jboss'.Y18:'resultados - jboss'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25cm" chart:symbol-height="0.25cm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star" chart:symbol-width="0.25cm" chart:symbol-height="0.25cm" chart:data-label-number="value" chart:data-label-text="false" chart:data-label-symbol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4.083cm" svg:y="0.508cm" chart:style-name="ch2">
          <text:p>STT - JBoss - Individual</text:p>
        </chart:title>
        <chart:legend chart:legend-position="end" svg:x="23.656cm" svg:y="6.77cm" style:legend-expansion="high" chart:style-name="ch3"/>
        <chart:plot-area chart:style-name="ch4" table:cell-range-address="'resultados - jboss'.T6:'resultados - jboss'.AD13 'resultados - jboss'.U5:'resultados - jboss'.AD5" chart:data-source-has-labels="row" svg:x="1.112cm" svg:y="2.403cm" svg:width="21.22cm" svg:height="15.425cm">
          <chartooo:coordinate-region svg:x="2.396cm" svg:y="2.602cm" svg:width="19.565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U6:'resultados - jboss'.U13" chart:label-cell-address="'resultados - jboss'.U5:'resultados - jboss'.U5" chart:class="chart:scatter">
            <chart:domain table:cell-range-address="'resultados - jboss'.T6:'resultados - jboss'.T13"/>
            <chart:data-point chart:repeated="8"/>
          </chart:series>
          <chart:series chart:style-name="ch9" chart:values-cell-range-address="'resultados - jboss'.V6:'resultados - jboss'.V13" chart:label-cell-address="'resultados - jboss'.V5:'resultados - jboss'.V5" chart:class="chart:scatter">
            <chart:data-point chart:repeated="8"/>
          </chart:series>
          <chart:series chart:style-name="ch10" chart:values-cell-range-address="'resultados - jboss'.W6:'resultados - jboss'.W13" chart:label-cell-address="'resultados - jboss'.W5:'resultados - jboss'.W5" chart:class="chart:scatter">
            <chart:data-point chart:repeated="8"/>
          </chart:series>
          <chart:series chart:style-name="ch11" chart:values-cell-range-address="'resultados - jboss'.X6:'resultados - jboss'.X13" chart:label-cell-address="'resultados - jboss'.X5:'resultados - jboss'.X5" chart:class="chart:scatter">
            <chart:data-point chart:repeated="8"/>
          </chart:series>
          <chart:series chart:style-name="ch12" chart:values-cell-range-address="'resultados - jboss'.Y6:'resultados - jboss'.Y13" chart:label-cell-address="'resultados - jboss'.Y5:'resultados - jboss'.Y5" chart:class="chart:scatter">
            <chart:data-point chart:repeated="8"/>
          </chart:series>
          <chart:series chart:style-name="ch13" chart:values-cell-range-address="'resultados - jboss'.Z6:'resultados - jboss'.Z13" chart:label-cell-address="'resultados - jboss'.Z5:'resultados - jboss'.Z5" chart:class="chart:scatter">
            <chart:data-point chart:repeated="8"/>
          </chart:series>
          <chart:series chart:style-name="ch14" chart:values-cell-range-address="'resultados - jboss'.AA6:'resultados - jboss'.AA13" chart:label-cell-address="'resultados - jboss'.AA5:'resultados - jboss'.AA5" chart:class="chart:scatter">
            <chart:data-point chart:repeated="8"/>
          </chart:series>
          <chart:series chart:style-name="ch15" chart:values-cell-range-address="'resultados - jboss'.AB6:'resultados - jboss'.AB13" chart:label-cell-address="'resultados - jboss'.AB5:'resultados - jboss'.AB5" chart:class="chart:scatter">
            <chart:data-point chart:repeated="8"/>
          </chart:series>
          <chart:series chart:style-name="ch16" chart:values-cell-range-address="'resultados - jboss'.AC6:'resultados - jboss'.AC13" chart:label-cell-address="'resultados - jboss'.AC5:'resultados - jboss'.AC5" chart:class="chart:scatter">
            <chart:data-point chart:repeated="8"/>
          </chart:series>
          <chart:series chart:style-name="ch17" chart:values-cell-range-address="'resultados - jboss'.AD6:'resultados - jboss'.AD13" chart:label-cell-address="'resultados - jboss'.AD5:'resultados - jboss'.AD5" chart:class="chart:scatter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'resultados - jboss'.U5:'resultados - jboss'.U5</svg:desc>
                </draw:g>
              </table:table-cell>
              <table:table-cell office:value-type="string">
                <text:p>Media total datos clusterizados</text:p>
                <draw:g>
                  <svg:desc>'resultados - jboss'.V5:'resultados - jboss'.V5</svg:desc>
                </draw:g>
              </table:table-cell>
              <table:table-cell office:value-type="string">
                <text:p>Media total datos sin clusterizar</text:p>
                <draw:g>
                  <svg:desc>'resultados - jboss'.W5:'resultados - jboss'.W5</svg:desc>
                </draw:g>
              </table:table-cell>
              <table:table-cell office:value-type="string">
                <text:p>Desviación estándar total datos clusterizados</text:p>
                <draw:g>
                  <svg:desc>'resultados - jboss'.X5:'resultados - jboss'.X5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Y5:'resultados - jboss'.Y5</svg:desc>
                </draw:g>
              </table:table-cell>
              <table:table-cell office:value-type="string">
                <text:p>Rendimiento total cache</text:p>
                <draw:g>
                  <svg:desc>'resultados - jboss'.Z5:'resultados - jboss'.Z5</svg:desc>
                </draw:g>
              </table:table-cell>
              <table:table-cell office:value-type="string">
                <text:p>Media total datos clusterizados cache</text:p>
                <draw:g>
                  <svg:desc>'resultados - jboss'.AA5:'resultados - jboss'.AA5</svg:desc>
                </draw:g>
              </table:table-cell>
              <table:table-cell office:value-type="string">
                <text:p>Media total datos sin clusterizar cache</text:p>
                <draw:g>
                  <svg:desc>'resultados - jboss'.AB5:'resultados - jboss'.AB5</svg:desc>
                </draw:g>
              </table:table-cell>
              <table:table-cell office:value-type="string">
                <text:p>Desviación estándar total datos clusterizados cache</text:p>
                <draw:g>
                  <svg:desc>'resultados - jboss'.AC5:'resultados - jboss'.AC5</svg:desc>
                </draw:g>
              </table:table-cell>
              <table:table-cell office:value-type="string">
                <text:p>Desviación estándar total datos sin clusterizar cache</text:p>
                <draw:g>
                  <svg:desc>'resultados - jboss'.AD5:'resultados - jboss'.A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'resultados - jboss'.T6:'resultados - jboss'.T13</svg:desc>
                </draw:g>
              </table:table-cell>
              <table:table-cell office:value-type="float" office:value="41.0245234208987">
                <text:p>41.0245234208987</text:p>
                <draw:g>
                  <svg:desc>'resultados - jboss'.U6:'resultados - jboss'.U13</svg:desc>
                </draw:g>
              </table:table-cell>
              <table:table-cell office:value-type="float" office:value="5.33333333333333">
                <text:p>5.33333333333333</text:p>
                <draw:g>
                  <svg:desc>'resultados - jboss'.V6:'resultados - jboss'.V13</svg:desc>
                </draw:g>
              </table:table-cell>
              <table:table-cell office:value-type="float" office:value="14.0416666666667">
                <text:p>14.0416666666667</text:p>
                <draw:g>
                  <svg:desc>'resultados - jboss'.W6:'resultados - jboss'.W13</svg:desc>
                </draw:g>
              </table:table-cell>
              <table:table-cell office:value-type="float" office:value="3.99156361382129">
                <text:p>3.99156361382129</text:p>
                <draw:g>
                  <svg:desc>'resultados - jboss'.X6:'resultados - jboss'.X13</svg:desc>
                </draw:g>
              </table:table-cell>
              <table:table-cell office:value-type="float" office:value="8.772808607714">
                <text:p>8.772808607714</text:p>
                <draw:g>
                  <svg:desc>'resultados - jboss'.Y6:'resultados - jboss'.Y13</svg:desc>
                </draw:g>
              </table:table-cell>
              <table:table-cell office:value-type="float" office:value="40.8835318673255">
                <text:p>40.8835318673255</text:p>
                <draw:g>
                  <svg:desc>'resultados - jboss'.Z6:'resultados - jboss'.Z13</svg:desc>
                </draw:g>
              </table:table-cell>
              <table:table-cell office:value-type="float" office:value="6.33333333333333">
                <text:p>6.33333333333333</text:p>
                <draw:g>
                  <svg:desc>'resultados - jboss'.AA6:'resultados - jboss'.AA13</svg:desc>
                </draw:g>
              </table:table-cell>
              <table:table-cell office:value-type="float" office:value="16.25">
                <text:p>16.25</text:p>
                <draw:g>
                  <svg:desc>'resultados - jboss'.AB6:'resultados - jboss'.AB13</svg:desc>
                </draw:g>
              </table:table-cell>
              <table:table-cell office:value-type="float" office:value="4.74155978007067">
                <text:p>4.74155978007067</text:p>
                <draw:g>
                  <svg:desc>'resultados - jboss'.AC6:'resultados - jboss'.AC13</svg:desc>
                </draw:g>
              </table:table-cell>
              <table:table-cell office:value-type="float" office:value="18.7886312595571">
                <text:p>18.7886312595571</text:p>
                <draw:g>
                  <svg:desc>'resultados - jboss'.AD6:'resultados - jboss'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  <table:table-cell office:value-type="float" office:value="81.7120810296338">
                <text:p>81.7120810296338</text:p>
              </table:table-cell>
              <table:table-cell office:value-type="float" office:value="7">
                <text:p>7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20.9423764253118">
                <text:p>20.9423764253118</text:p>
              </table:table-cell>
              <table:table-cell office:value-type="float" office:value="40.4897876795719">
                <text:p>40.489787679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  <table:table-cell office:value-type="float" office:value="118.817525421065">
                <text:p>118.81752542106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9.3014705882353">
                <text:p>19.3014705882353</text:p>
              </table:table-cell>
              <table:table-cell office:value-type="float" office:value="9.43968485582126">
                <text:p>9.43968485582126</text:p>
              </table:table-cell>
              <table:table-cell office:value-type="float" office:value="13.539879371867">
                <text:p>13.53987937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5.241cm" svg:y="0.413cm" chart:style-name="ch2">
          <text:p>NST - JBoss - Individual</text:p>
        </chart:title>
        <chart:legend chart:legend-position="end" svg:x="27.056cm" svg:y="6.139cm" style:legend-expansion="high" chart:style-name="ch3"/>
        <chart:plot-area chart:style-name="ch4" table:cell-range-address="'resultados - jboss'.N41:'resultados - jboss'.Q42 'resultados - jboss'.O40:'resultados - jboss'.Q40" chart:data-source-has-labels="row" svg:x="1.159cm" svg:y="2.023cm" svg:width="24.479cm" svg:height="11.153cm">
          <chartooo:coordinate-region svg:x="2.443cm" svg:y="2.223cm" svg:width="22.824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esultados - jboss'.O41:'resultados - jboss'.O42" chart:label-cell-address="'resultados - jboss'.O40:'resultados - jboss'.O40" chart:class="chart:scatter">
            <chart:domain table:cell-range-address="'resultados - jboss'.N41:'resultados - jboss'.N42"/>
            <chart:data-point chart:repeated="2"/>
          </chart:series>
          <chart:series chart:style-name="ch9" chart:values-cell-range-address="'resultados - jboss'.P41:'resultados - jboss'.P42" chart:label-cell-address="'resultados - jboss'.P40:'resultados - jboss'.P40" chart:class="chart:scatter">
            <chart:data-point chart:repeated="2"/>
          </chart:series>
          <chart:series chart:style-name="ch10" chart:values-cell-range-address="'resultados - jboss'.Q41:'resultados - jboss'.Q42" chart:label-cell-address="'resultados - jboss'.Q40:'resultados - jboss'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'resultados - jboss'.O40:'resultados - jboss'.O40</svg:desc>
                </draw:g>
              </table:table-cell>
              <table:table-cell office:value-type="string">
                <text:p>Media total datos sin clusterizar</text:p>
                <draw:g>
                  <svg:desc>'resultados - jboss'.P40:'resultados - jboss'.P40</svg:desc>
                </draw:g>
              </table:table-cell>
              <table:table-cell office:value-type="string">
                <text:p>Desviación estándar total datos sin clusterizar</text:p>
                <draw:g>
                  <svg:desc>'resultados - jboss'.Q40:'resultados - jboss'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'resultados - jboss'.N41:'resultados - jboss'.N42</svg:desc>
                </draw:g>
              </table:table-cell>
              <table:table-cell office:value-type="float" office:value="95.5758907346457">
                <text:p>95.5758907346457</text:p>
                <draw:g>
                  <svg:desc>'resultados - jboss'.O41:'resultados - jboss'.O42</svg:desc>
                </draw:g>
              </table:table-cell>
              <table:table-cell office:value-type="float" office:value="12.3333333333333">
                <text:p>12.3333333333333</text:p>
                <draw:g>
                  <svg:desc>'resultados - jboss'.P41:'resultados - jboss'.P42</svg:desc>
                </draw:g>
              </table:table-cell>
              <table:table-cell office:value-type="float" office:value="17.1355207394869">
                <text:p>17.1355207394869</text:p>
                <draw:g>
                  <svg:desc>'resultados - jboss'.Q41:'resultados - jboss'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